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140.51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pi-atmega324-modbus-x3-gatew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work/sx/gep/rpi-atmega324-modbus-x3-gateway/kicad/rpi-atmega324-modbus-x3-gateway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o 20 Sep 2018 05:27:58 C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2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2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2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aspberry_Pi_2+</text:p>
          </table:table-cell>
          <table:table-cell office:value-type="string" calcext:value-type="string">
            <text:p>Project: Raspberry-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ART-Harwin3</text:p>
          </table:table-cell>
          <table:table-cell office:value-type="string" calcext:value-type="string">
            <text:p>Connectors_Harwin:Harwin_LTek-Male_03x2.00mm_Straight_StrainRel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OLDERBRDIGE-3</text:p>
          </table:table-cell>
          <table:table-cell office:value-type="string" calcext:value-type="string">
            <text:p>Project:SOLDER-JUMPER_2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Atmega-ISP-6</text:p>
          </table:table-cell>
          <table:table-cell office:value-type="string" calcext:value-type="string">
            <text:p>Pin_Headers:Pin_Header_Straight_2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RJ_USB_MINI</text:p>
          </table:table-cell>
          <table:table-cell office:value-type="string" calcext:value-type="string">
            <text:p>Project:USB_Mini-B-T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OLDERBRDIGE-3</text:p>
          </table:table-cell>
          <table:table-cell office:value-type="string" calcext:value-type="string">
            <text:p>Project:SOLDER-JUMPER_2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SOLDERBRDIGE-2</text:p>
          </table:table-cell>
          <table:table-cell office:value-type="string" calcext:value-type="string">
            <text:p>Project:SOLDER-JUMPER_1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PRJ_USB_MINI</text:p>
          </table:table-cell>
          <table:table-cell office:value-type="string" calcext:value-type="string">
            <text:p>Project:USB_Mini-B-T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SOLDERBRDIGE-3</text:p>
          </table:table-cell>
          <table:table-cell office:value-type="string" calcext:value-type="string">
            <text:p>Project:SOLDER-JUMPER_2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SOLDERBRDIGE-3</text:p>
          </table:table-cell>
          <table:table-cell office:value-type="string" calcext:value-type="string">
            <text:p>Project:SOLDER-JUMPER_2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SOLDERBRDIGE-2</text:p>
          </table:table-cell>
          <table:table-cell office:value-type="string" calcext:value-type="string">
            <text:p>Project:SOLDER-JUMPER_1-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UART-Harwin3</text:p>
          </table:table-cell>
          <table:table-cell office:value-type="string" calcext:value-type="string">
            <text:p>Connectors_Harwin:Harwin_LTek-Male_03x2.00mm_Straight_StrainRel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Atmega-ISP-6</text:p>
          </table:table-cell>
          <table:table-cell office:value-type="string" calcext:value-type="string">
            <text:p>Pin_Headers:Pin_Header_Straight_2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5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6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7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Project:Terminalblock-3x-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FSM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FSM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RJ-UC1-ATMEGA324P-20AU</text:p>
          </table:table-cell>
          <table:table-cell office:value-type="string" calcext:value-type="string">
            <text:p>Project:TQFP-44_10x10mm_Pitch0.8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RJ-UC2-ATMEGA324P-20AU</text:p>
          </table:table-cell>
          <table:table-cell office:value-type="string" calcext:value-type="string">
            <text:p>Project:TQFP-44_10x10mm_Pitch0.8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Project:SOIC-16_3.9x9.9mm_Pitch1.27mm_HANDSOLDE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Project:SOIC-16_3.9x9.9mm_Pitch1.27mm_HANDSOLDE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HLK-5M05</text:p>
          </table:table-cell>
          <table:table-cell office:value-type="string" calcext:value-type="string">
            <text:p>Project:HLK_5M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05:29:09.793993101</dc:date>
    <meta:editing-duration>PT49S</meta:editing-duration>
    <meta:editing-cycles>1</meta:editing-cycles>
    <meta:document-statistic meta:table-count="1" meta:cell-count="431" meta:object-count="0"/>
    <meta:generator>LibreOffice/6.0.3.2$Linux_X86_64 LibreOffice_project/00m0$Build-2</meta:generator>
  </office:meta>
</office:document-meta>
</file>